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ookmark.XmlBookmark( boolean wea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Type.is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kenType.i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kenType.isContai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kenType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Bookmark.XmlBookm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kenType.is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Bookmark.toBookmark( XmlCurso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Type.isProcin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ken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kenType.i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kenType.TokenType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ookmark.createCur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Type.is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kenType.isStart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kenType.isAnyAtt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Bookmark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Type.is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kenType.is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kenType.isFini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kenType.isEnd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